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  <style:text-properties loext:padding="0cm" loext:border="none"/>
    </style:style>
    <style:style style:name="P3" style:family="paragraph" style:parent-style-name="Preformatted_20_Text">
      <style:paragraph-properties fo:margin-top="0cm" fo:margin-bottom="0.499cm" style:contextual-spacing="false" fo:padding="0cm" fo:border="none"/>
    </style:style>
    <style:style style:name="P4" style:family="paragraph" style:parent-style-name="Preformatted_20_Text">
      <style:paragraph-properties fo:padding="0cm" fo:border="none"/>
    </style:style>
    <style:style style:name="P5" style:family="paragraph" style:parent-style-name="Standard">
      <style:text-properties loext:padding="0cm" loext:border="none"/>
    </style:style>
    <style:style style:name="P6" style:family="paragraph" style:parent-style-name="Text_20_body">
      <style:paragraph-properties fo:margin-top="0cm" fo:margin-bottom="0cm" style:contextual-spacing="false"/>
      <style:text-properties loext:padding="0cm" loext:border="none"/>
    </style:style>
    <style:style style:name="P7" style:family="paragraph" style:parent-style-name="Text_20_body">
      <style:paragraph-properties fo:padding="0cm" fo:border="none"/>
      <style:text-properties loext:padding="0cm" loext:border="none"/>
    </style:style>
    <style:style style:name="P8" style:family="paragraph" style:parent-style-name="Text_20_body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patients-with-a-condition/" text:style-name="Internet_20_link" text:visited-style-name="Visited_20_Internet_20_Link"><text:span text:style-name="T1">1527. Patients With a Condition</text:span></text:a></text:p>
      <text:section text:style-name="Sect1" text:name="headlessui-popover-button-:rb:">
        <text:p text:style-name="Standard"/>
      </text:section>
      <text:p text:style-name="P5">Easy</text:p>
      <text:p text:style-name="P5">473</text:p>
      <text:p text:style-name="P5">474</text:p>
      <text:section text:style-name="Sect1" text:name="headlessui-popover-button-:rg:">
        <text:p text:style-name="Standard"/>
      </text:section>
      <text:section text:style-name="Sect1" text:name="headlessui-popover-button-:rj:">
        <text:p text:style-name="Standard"/>
      </text:section>
      <text:p text:style-name="P5">Companies</text:p>
      <text:p text:style-name="P5">SQL Schema</text:p>
      <text:p text:style-name="Horizontal_20_Line"/>
      <text:p text:style-name="P6">Pandas Schema</text:p>
      <text:p text:style-name="Horizontal_20_Line"/>
      <text:p text:style-name="P8"><text:span text:style-name="T1">Table: </text:span><text:span text:style-name="Source_20_Text"><text:span text:style-name="T2">Patients</text:span></text:span></text:p>
      <text:p text:style-name="P2">+--------------+---------+</text:p>
      <text:p text:style-name="P2">| Column Name <text:s/>| Type <text:s text:c="3"/>|</text:p>
      <text:p text:style-name="P2">+--------------+---------+</text:p>
      <text:p text:style-name="P2">| patient_id <text:s text:c="2"/>| int <text:s text:c="4"/>|</text:p>
      <text:p text:style-name="P2">| patient_name | varchar |</text:p>
      <text:p text:style-name="P2">| conditions <text:s text:c="2"/>| varchar |</text:p>
      <text:p text:style-name="P2">+--------------+---------+</text:p>
      <text:p text:style-name="P2">patient_id is the primary key (column with unique values) for this table.</text:p>
      <text:p text:style-name="P2">'conditions' contains 0 or more code separated by spaces. </text:p>
      <text:p text:style-name="P1">This table contains information of the patients in the hospital.</text:p>
      <text:p text:style-name="P7"> </text:p>
      <text:p text:style-name="P8"><text:span text:style-name="T1">Write a solution to find the patient_id, patient_name, and conditions of the patients who have Type I Diabetes. Type I Diabetes always starts with </text:span><text:span text:style-name="Source_20_Text"><text:span text:style-name="T2">DIAB1</text:span></text:span><text:span text:style-name="T1"> prefix.</text:span></text:p>
      <text:p text:style-name="P8"><text:span text:style-name="T1">Return the result table in </text:span><text:span text:style-name="Strong_20_Emphasis"><text:span text:style-name="T1">any order</text:span></text:span><text:span text:style-name="T1">.</text:span></text:p>
      <text:p text:style-name="P7">The result format is in the following example.</text:p>
      <text:p text:style-name="P7"> </text:p>
      <text:p text:style-name="P8"><text:span text:style-name="Strong_20_Emphasis"><text:span text:style-name="T1">Example 1:</text:span></text:span></text:p>
      <text:p text:style-name="P4"><text:span text:style-name="Strong_20_Emphasis"><text:span text:style-name="T1">Input:</text:span></text:span><text:span text:style-name="T1"> </text:span></text:p>
      <text:p text:style-name="P2">Patients table:</text:p>
      <text:p text:style-name="P2">+------------+--------------+--------------+</text:p>
      <text:p text:style-name="P2">| patient_id | patient_name | conditions <text:s text:c="2"/>|</text:p>
      <text:p text:style-name="P2">+------------+--------------+--------------+</text:p>
      <text:p text:style-name="P2">| 1 <text:s text:c="9"/>| Daniel <text:s text:c="6"/>| YFEV COUGH <text:s text:c="2"/>|</text:p>
      <text:p text:style-name="P2">| 2 <text:s text:c="9"/>| Alice <text:s text:c="7"/>| <text:s text:c="13"/>|</text:p>
      <text:p text:style-name="P2">| 3 <text:s text:c="9"/>| Bob <text:s text:c="9"/>| DIAB100 MYOP |</text:p>
      <text:p text:style-name="P2">| 4 <text:s text:c="9"/>| George <text:s text:c="6"/>| ACNE DIAB100 |</text:p>
      <text:p text:style-name="P2">| 5 <text:s text:c="9"/>| Alain <text:s text:c="7"/>| DIAB201 <text:s text:c="5"/>|</text:p>
      <text:p text:style-name="P2">+------------+--------------+--------------+</text:p>
      <text:p text:style-name="P4"><text:span text:style-name="Strong_20_Emphasis"><text:span text:style-name="T1">Output:</text:span></text:span><text:span text:style-name="T1"> </text:span></text:p>
      <text:p text:style-name="P2">+------------+--------------+--------------+</text:p>
      <text:p text:style-name="P2">| patient_id | patient_name | conditions <text:s text:c="2"/>|</text:p>
      <text:p text:style-name="P2">+------------+--------------+--------------+</text:p>
      <text:p text:style-name="P2">| 3 <text:s text:c="9"/>| Bob <text:s text:c="9"/>| DIAB100 MYOP |</text:p>
      <text:p text:style-name="P2"><text:soft-page-break/>| 4 <text:s text:c="9"/>| George <text:s text:c="6"/>| ACNE DIAB100 | </text:p>
      <text:p text:style-name="P2">+------------+--------------+--------------+</text:p>
      <text:p text:style-name="P3"><text:span text:style-name="Strong_20_Emphasis"><text:span text:style-name="T1">Explanation:</text:span></text:span><text:span text:style-name="T1"> Bob and George both have a condition that starts with DIAB1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8-16T15:29:03.085000000</dc:date>
    <meta:editing-duration>PT8S</meta:editing-duration>
    <meta:editing-cycles>1</meta:editing-cycles>
    <meta:document-statistic meta:table-count="0" meta:image-count="0" meta:object-count="0" meta:page-count="2" meta:paragraph-count="43" meta:word-count="226" meta:character-count="1484" meta:non-whitespace-character-count="1168"/>
    <meta:generator>LibreOffice/7.2.2.2$Windows_X86_64 LibreOffice_project/02b2acce88a210515b4a5bb2e46cbfb63fe97d56</meta:generator>
  </office:meta>
</office:document-meta>
</file>